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2" draw:id="id2" draw:layer="layout" svg:width="2.667cm" svg:height="2.667cm" svg:x="9.89cm" svg:y="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667cm" svg:height="2.667cm" svg:x="7.35cm" svg:y="4.68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67cm" svg:height="2.667cm" svg:x="12.43cm" svg:y="4.68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684cm" svg:y1="4.683cm" svg:x2="10.28cm" svg:y2="3.277cm" draw:start-shape="id1" draw:start-glue-point="4" draw:end-shape="id2" draw:end-glue-point="7" svg:d="m8684 4683 1596-1406">
          <text:p/>
        </draw:connector>
        <draw:connector draw:style-name="gr2" draw:text-style-name="P1" draw:layer="layout" draw:type="line" svg:x1="12.167cm" svg:y1="3.277cm" svg:x2="13.764cm" svg:y2="4.683cm" draw:start-shape="id2" draw:start-glue-point="9" draw:end-shape="id3" draw:end-glue-point="4" svg:d="m12167 3277 1597 1406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 Bone</meta:initial-creator>
    <meta:creation-date>2012-04-11T17:25:33</meta:creation-date>
    <dc:date>2012-04-11T17:30:31</dc:date>
    <dc:creator>Matt Bone</dc:creator>
    <meta:editing-duration>PT4M58S</meta:editing-duration>
    <meta:editing-cycles>1</meta:editing-cycles>
    <meta:document-statistic meta:object-count="5"/>
    <meta:generator>LibreOffice/3.4$Unix LibreOffice_project/340m1$Build-402</meta:generator>
  </office:meta>
</office:document-meta>
</file>